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Ashleigh White </text:span></text:p>
      <text:p text:style-name="P1"><text:span text:style-name="T1">Unit 4: Child health</text:span></text:p>
      <text:p text:style-name="P1"><text:span text:style-name="T1">7.2 Discuss the role of play therapy in hospital in supporting children's recovery</text:span></text:p>
      <text:p text:style-name="P1"><text:span text:style-name="T1">Play in hospital is the theory that the play helps the child become distracted from what they are in the hospital for, play in hospital can also show the child what'll happen and is able to let the health play specialist assess the childs development progress and see if they are developing<text:s text:c="2"/>as well as they should be. Play therapy also allows the child take out any anger that they could have because they are stuck in the hospital and not with their friends.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